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3cm" loext:decorative="false"/>
      <style:paragraph-properties style:writing-mode="lr-tb"/>
    </style:style>
    <style:style style:name="gr2" style:family="graphic" style:parent-style-name="standard">
      <style:graphic-properties draw:textarea-horizontal-align="center" draw:textarea-vertical-align="middle" loext:decorative="false"/>
    </style:style>
    <style:style style:name="gr3" style:family="graphic" style:parent-style-name="standard">
      <style:graphic-properties draw:textarea-vertical-align="middl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6" draw:id="id6" draw:layer="layout" svg:width="3.5cm" svg:height="2cm" svg:x="1cm" svg:y="9.75cm">
          <text:p text:style-name="P1">Taller prod.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.5cm" svg:height="2cm" svg:x="4.75cm" svg:y="9.75cm">
          <text:p text:style-name="P1">Almacén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5cm" svg:height="2cm" svg:x="8.5cm" svg:y="9.75cm">
          <text:p text:style-name="P1">Dep. Comercial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5cm" svg:height="2cm" svg:x="4.75cm" svg:y="6.55cm">
          <text:p text:style-name="P1">Zaragoza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5cm" svg:height="2cm" svg:x="13.95cm" svg:y="6.55cm">
          <text:p text:style-name="P1">Finanza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5cm" svg:height="2cm" svg:x="9.15cm" svg:y="3.85cm">
          <text:p text:style-name="P1">Sede Central</text:p>
          <text:p text:style-name="P1">Hueca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5cm" svg:height="2cm" svg:x="9.15cm" svg:y="1.05cm">
          <text:p text:style-name="P1">Direccion genera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15cm" svg:y1="4.85cm" svg:x2="6.5cm" svg:y2="6.55cm" draw:start-shape="id1" draw:start-glue-point="3" draw:end-shape="id2" draw:end-glue-point="0" svg:d="M9150 4850h-2650v1700" svg:viewBox="0 0 2651 1701">
          <text:p/>
        </draw:connector>
        <draw:connector draw:style-name="gr3" draw:text-style-name="P1" draw:layer="layout" svg:x1="12.65cm" svg:y1="4.85cm" svg:x2="15.7cm" svg:y2="6.55cm" draw:start-shape="id1" draw:start-glue-point="1" draw:end-shape="id3" draw:end-glue-point="0" svg:d="M12650 4850h3050v1700" svg:viewBox="0 0 3051 1701">
          <text:p/>
        </draw:connector>
        <draw:connector draw:style-name="gr2" draw:text-style-name="P1" draw:layer="layout" svg:x1="10.9cm" svg:y1="3.85cm" svg:x2="10.9cm" svg:y2="3.05cm" draw:start-shape="id1" draw:start-glue-point="0" draw:end-shape="id4" draw:end-glue-point="2" svg:d="M10900 3850v-800" svg:viewBox="0 0 1 801">
          <text:p/>
        </draw:connector>
        <draw:connector draw:style-name="gr2" draw:text-style-name="P1" draw:layer="layout" svg:x1="10.25cm" svg:y1="9.75cm" svg:x2="8.25cm" svg:y2="7.55cm" draw:start-shape="id5" draw:start-glue-point="0" draw:end-shape="id2" draw:end-glue-point="1" svg:d="M10250 9750v-2200h-2000" svg:viewBox="0 0 2001 2201">
          <text:p/>
        </draw:connector>
        <draw:connector draw:style-name="gr2" draw:text-style-name="P1" draw:layer="layout" svg:x1="4.75cm" svg:y1="7.55cm" svg:x2="2.75cm" svg:y2="9.75cm" draw:start-shape="id2" draw:start-glue-point="3" draw:end-shape="id6" draw:end-glue-point="0" svg:d="M4750 7550h-2000v2200" svg:viewBox="0 0 2001 2201">
          <text:p/>
        </draw:connector>
        <draw:connector draw:style-name="gr3" draw:text-style-name="P1" draw:layer="layout" svg:x1="6.5cm" svg:y1="8.55cm" svg:x2="6.5cm" svg:y2="9.75cm" draw:start-shape="id2" draw:start-glue-point="2" draw:end-shape="id7" draw:end-glue-point="0" svg:d="M6500 8550v1200" svg:viewBox="0 0 1 1201">
          <text:p/>
        </draw:connector>
        <draw:custom-shape draw:style-name="gr1" draw:text-style-name="P1" xml:id="id8" draw:id="id8" draw:layer="layout" svg:width="3.5cm" svg:height="2cm" svg:x="1cm" svg:y="12.85cm">
          <text:p text:style-name="P1">Diseño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cm" svg:y1="10.75cm" svg:x2="1cm" svg:y2="13.85cm" draw:start-shape="id6" draw:start-glue-point="3" draw:end-shape="id8" draw:end-glue-point="3" svg:d="M1000 10750h-501v3100h501" svg:viewBox="0 0 502 3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5T10:09:32.823000000</meta:creation-date>
    <dc:date>2024-09-25T10:16:32.301000000</dc:date>
    <meta:editing-duration>PT7M</meta:editing-duration>
    <meta:editing-cycles>1</meta:editing-cycles>
    <meta:generator>LibreOffice/24.8.0.3$Windows_X86_64 LibreOffice_project/0bdf1299c94fe897b119f97f3c613e9dca6be583</meta:generator>
    <meta:document-statistic meta:object-count="15"/>
  </office:meta>
</office:document-meta>
</file>